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I-EUN</text:h>
      <text:p text:style-name="P1"/>
      <text:p text:style-name="P1">Ji-eun is looking over her balcony at the cityscape. The streets are busy with cars and streetlights, while the sky is busy with stars and clouds. Something not so out of the ordinary happened earlier in the day.</text:p>
      <text:p text:style-name="P1">She got a package delivered to her door.</text:p>
      <text:p text:style-name="P1">However there was something out of the ordinary ABOUT the package.</text:p>
      <text:p text:style-name="P1">It was unmarked. Non-standard. Every package has either a seal or stamp or some marking on it.</text:p>
      <text:p text:style-name="P1">This is just a plain box. She heard a knock at her door, opened it up, and there was nothing but this mystery package. For the past 10 minutes she's been contemplating what to do with it.</text:p>
      <text:p text:style-name="P1">Should she open it? What if it isn't actually her's?</text:p>
      <text:p text:style-name="P1">Should she return it? But to where?</text:p>
      <text:p text:style-name="P1">Maybe just simply toss it over the balcony and see what happens. Hopefully you can nail one of the annoying neighbour kids that might be playing out in the alley.</text:p>
      <text:p text:style-name="Standard"/>
      <text:h text:style-name="Heading_20_1" text:outline-level="1"/>
      <text:h text:style-name="Heading_20_1" text:outline-level="1"/>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soft-page-break/>FINN</text:h>
      <text:p text:style-name="P1"/>
      <text:p text:style-name="P1">"Hey man if 'your guy' doesn't show up, then you're screwed."</text:p>
      <text:p text:style-name="P1">You know this. You know that this specific shipment was more important than all the other ones. There's something that has meaning in there. Something for the boss.</text:p>
      <text:p text:style-name="P1">“Come on, let's bounce. I ain't standing here for another 2 hours.”</text:p>
      <text:p text:style-name="P1">“Wait we gotta get the package somehow! Maybe it was just dropped off at the wrong place...”</text:p>
      <text:p text:style-name="P1">Terry sighs. “Alright fine let's go look around. I don't care what you say, we're splitting up because I ain't gonna deal with your dumbass shenanigans for another minute.”</text:p>
      <text:p text:style-name="P1">Fair enough. He needs to let off some steam anyways. You head out of the alley in the opposite direction of Terry. You look around a bunch. You see a bunch of kids dressed in matching uniforms... they almost look like cops. </text:p>
      <text:p text:style-name="P1">“HEY STOP RIGHT THERE CITIZEN” one of them shouts. She looks like the leader. She's got 3 boys behind her in a formation of some sort, as if they're about to ambush you. “DO YOU KNOW THIS MAN!” She holds up a picture of.... of Terry! “Oh yeah that's my boy, why do you kids need to know?”</text:p>
      <text:p text:style-name="P1">“IN THE NAME OF THE LAW, WE DEMAND YOU TO TELL US THIS CRIMINAL'S LOCATION!” She leans backwards towards her crew “(see watch this boys, this guy is totally gonna give us his info, I learnt this from some books my dad bought me about interrogating criminals)”</text:p>
      <text:p text:style-name="P1">“You kids don't wanna mess with my guy, he's about twice the size of all you kids put together, even if that picture makes his head look a bit small...”</text:p>
      <text:p text:style-name="P1">“ALRIGHT, IF YOU ARE RESISTING THE LAW, WE MUST DETAIN YOU BY ANY MEANS!”</text:p>
      <text:p text:style-name="P1">“STARCOPS, FORMATION... HYAH!”</text:p>
      <text:p text:style-name="P1">They jump high up into the air, each one doing a magnificent and stylish pose. </text:p>
      <text:p text:style-name="P1"/>
      <text:p text:style-name="P1"/>
      <text:p text:style-name="P1"/>
      <text:p text:style-name="P1"/>
      <text:p text:style-name="P1">NOTE</text:p>
      <text:p text:style-name="P1">AFTER EACH MINICHAPTER, IT GOES BACK TO THE MAIN STORY OF THE GIRL LOOKING FOR THE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eron Taylor</meta:initial-creator>
    <meta:creation-date>2019-08-02T18:00:39.36</meta:creation-date>
    <meta:document-statistic meta:table-count="0" meta:image-count="0" meta:object-count="0" meta:page-count="2" meta:paragraph-count="24" meta:word-count="491" meta:character-count="2613"/>
    <dc:date>2019-08-02T18:48:54.60</dc:date>
    <dc:creator>Cameron Taylor</dc:creator>
    <meta:editing-duration>PT13S</meta:editing-duration>
    <meta:editing-cycles>1</meta:editing-cycles>
    <meta:generator>OpenOffice/4.1.6$Win32 OpenOffice.org_project/416m1$Build-9790</meta:generator>
  </office:meta>
</office:document-meta>
</file>